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</office:font-face-decls>
  <office:automatic-styles>
    <text:list-style style:name="LFO1">
      <text:list-level-style-bullet text:level="1" text:style-name="WW_CharLFO1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list-format-name="NLF1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list-format-name="NLF1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list-format-name="NLF1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list-format-name="NLF1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list-format-name="NLF1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2.2854in"/>
    </style:style>
    <style:style style:name="TableColumn3" style:family="table-column">
      <style:table-column-properties style:column-width="0.627in"/>
    </style:style>
    <style:style style:name="TableColumn4" style:family="table-column">
      <style:table-column-properties style:column-width="1.834in"/>
    </style:style>
    <style:style style:name="TableColumn5" style:family="table-column">
      <style:table-column-properties style:column-width="1.0784in"/>
    </style:style>
    <style:style style:name="Table1" style:family="table" style:master-page-name="MP0">
      <style:table-properties style:width="5.825in" fo:margin-left="0.0736in" table:align="left"/>
    </style:style>
    <style:style style:name="TableRow6" style:family="table-row">
      <style:table-row-properties style:min-row-height="0.2833in"/>
    </style:style>
    <style:style style:name="TableCell7" style:family="table-cell">
      <style:table-cell-properties fo:border="0.0069in solid #000000" style:writing-mode="lr-tb" fo:padding-top="0in" fo:padding-left="0.0486in" fo:padding-bottom="0in" fo:padding-right="0.0486in"/>
    </style:style>
    <style:style style:name="P8" style:parent-style-name="Normal" style:family="paragraph">
      <style:paragraph-properties fo:break-before="page" fo:text-align="center" fo:line-height="150%"/>
    </style:style>
    <style:style style:name="T14" style:parent-style-name="Fonteparág.padrão" style:family="text">
      <style:text-properties style:font-name="Verdana" fo:font-weight="bold" style:font-weight-asian="bold" style:font-weight-complex="bold" fo:font-size="9pt" style:font-size-asian="9pt" style:font-size-complex="9pt"/>
    </style:style>
    <style:style style:name="P15" style:parent-style-name="Normal" style:family="paragraph">
      <style:paragraph-properties fo:text-align="center" fo:line-height="150%"/>
    </style:style>
    <style:style style:name="T16" style:parent-style-name="Fonteparág.padrão" style:family="text">
      <style:text-properties style:font-name="Verdana" fo:font-weight="bold" style:font-weight-asian="bold" style:font-weight-complex="bold" fo:font-size="9pt" style:font-size-asian="9pt" style:font-size-complex="9pt"/>
    </style:style>
    <style:style style:name="TableRow17" style:family="table-row">
      <style:table-row-properties style:min-row-height="0.2833in"/>
    </style:style>
    <style:style style:name="TableCell18" style:family="table-cell">
      <style:table-cell-properties fo:border="0.0069in solid #000000" style:writing-mode="lr-tb" fo:padding-top="0in" fo:padding-left="0.0486in" fo:padding-bottom="0in" fo:padding-right="0.0486in"/>
    </style:style>
    <style:style style:name="P19" style:parent-style-name="Normal" style:family="paragraph">
      <style:paragraph-properties fo:text-align="justify" fo:line-height="150%"/>
    </style:style>
    <style:style style:name="T20" style:parent-style-name="Fonteparág.padrão" style:family="text">
      <style:text-properties style:font-name="Verdana" fo:font-weight="bold" style:font-weight-asian="bold" style:font-weight-complex="bold" fo:font-size="9pt" style:font-size-asian="9pt" style:font-size-complex="9pt"/>
    </style:style>
    <style:style style:name="P21" style:parent-style-name="Normal" style:family="paragraph">
      <style:paragraph-properties fo:text-align="justify" fo:line-height="150%"/>
      <style:text-properties style:font-name="Verdana" fo:font-size="9pt" style:font-size-asian="9pt" style:font-size-complex="9pt"/>
    </style:style>
    <style:style style:name="TableCell22" style:family="table-cell">
      <style:table-cell-properties fo:border="0.0069in solid #000000" style:writing-mode="lr-tb" fo:padding-top="0in" fo:padding-left="0.0486in" fo:padding-bottom="0in" fo:padding-right="0.0486in"/>
    </style:style>
    <style:style style:name="P23" style:parent-style-name="Normal" style:family="paragraph">
      <style:paragraph-properties fo:text-align="justify" fo:line-height="150%"/>
    </style:style>
    <style:style style:name="T24" style:parent-style-name="Fonteparág.padrão" style:family="text">
      <style:text-properties style:font-name="Verdana" fo:font-weight="bold" style:font-weight-asian="bold" style:font-weight-complex="bold" fo:font-size="9pt" style:font-size-asian="9pt" style:font-size-complex="9pt"/>
    </style:style>
    <style:style style:name="P25" style:parent-style-name="Normal" style:family="paragraph">
      <style:paragraph-properties fo:text-align="justify" fo:line-height="150%"/>
      <style:text-properties style:font-name="Verdana" fo:font-size="9pt" style:font-size-asian="9pt" style:font-size-complex="9pt"/>
    </style:style>
    <style:style style:name="TableRow26" style:family="table-row">
      <style:table-row-properties style:min-row-height="0.2729in"/>
    </style:style>
    <style:style style:name="TableCell27" style:family="table-cell">
      <style:table-cell-properties fo:border="0.0069in solid #000000" style:writing-mode="lr-tb" fo:padding-top="0in" fo:padding-left="0.0486in" fo:padding-bottom="0in" fo:padding-right="0.0486in"/>
    </style:style>
    <style:style style:name="P28" style:parent-style-name="Normal" style:family="paragraph">
      <style:paragraph-properties fo:line-height="150%"/>
    </style:style>
    <style:style style:name="T29" style:parent-style-name="Fonteparág.padrão" style:family="text">
      <style:text-properties style:font-name="Verdana" fo:font-weight="bold" style:font-weight-asian="bold" style:font-weight-complex="bold" fo:font-size="9pt" style:font-size-asian="9pt" style:font-size-complex="9pt"/>
    </style:style>
    <style:style style:name="T30" style:parent-style-name="Fonteparág.padrão" style:family="text">
      <style:text-properties style:font-name="Verdana" fo:font-weight="bold" style:font-weight-asian="bold" style:font-weight-complex="bold" fo:font-size="9pt" style:font-size-asian="9pt" style:font-size-complex="9pt"/>
    </style:style>
    <style:style style:name="T31" style:parent-style-name="Fonteparág.padrão" style:family="text">
      <style:text-properties style:font-name="Verdana" fo:font-size="9pt" style:font-size-asian="9pt" style:font-size-complex="9pt"/>
    </style:style>
    <style:style style:name="TableRow32" style:family="table-row">
      <style:table-row-properties style:min-row-height="0.2638in"/>
    </style:style>
    <style:style style:name="TableCell33" style:family="table-cell">
      <style:table-cell-properties fo:border="0.0069in solid #000000" style:writing-mode="lr-tb" fo:padding-top="0in" fo:padding-left="0.0486in" fo:padding-bottom="0in" fo:padding-right="0.0486in"/>
    </style:style>
    <style:style style:name="P34" style:parent-style-name="Normal" style:family="paragraph">
      <style:paragraph-properties fo:text-align="justify" fo:line-height="150%"/>
      <style:text-properties style:font-name="Verdana" fo:font-weight="bold" style:font-weight-asian="bold" style:font-weight-complex="bold" fo:font-size="9pt" style:font-size-asian="9pt" style:font-size-complex="9pt"/>
    </style:style>
    <style:style style:name="P35" style:parent-style-name="Normal" style:family="paragraph">
      <style:paragraph-properties fo:text-align="justify" fo:line-height="150%"/>
      <style:text-properties style:font-name="Verdana" fo:font-size="9pt" style:font-size-asian="9pt" style:font-size-complex="9pt"/>
    </style:style>
    <style:style style:name="TableCell36" style:family="table-cell">
      <style:table-cell-properties fo:border="0.0069in solid #000000" style:writing-mode="lr-tb" fo:padding-top="0in" fo:padding-left="0.0486in" fo:padding-bottom="0in" fo:padding-right="0.0486in"/>
    </style:style>
    <style:style style:name="P37" style:parent-style-name="Normal" style:family="paragraph">
      <style:paragraph-properties fo:text-align="justify" fo:line-height="150%"/>
      <style:text-properties style:font-name="Verdana" fo:font-weight="bold" style:font-weight-asian="bold" style:font-weight-complex="bold" fo:font-size="9pt" style:font-size-asian="9pt" style:font-size-complex="9pt"/>
    </style:style>
    <style:style style:name="P38" style:parent-style-name="Normal" style:family="paragraph">
      <style:paragraph-properties fo:text-align="justify" fo:line-height="150%"/>
      <style:text-properties style:font-name="Verdana" fo:font-size="9pt" style:font-size-asian="9pt" style:font-size-complex="9pt"/>
    </style:style>
    <style:style style:name="TableCell39" style:family="table-cell">
      <style:table-cell-properties fo:border="0.0069in solid #000000" style:writing-mode="lr-tb" fo:padding-top="0in" fo:padding-left="0.0486in" fo:padding-bottom="0in" fo:padding-right="0.0486in"/>
    </style:style>
    <style:style style:name="P40" style:parent-style-name="Normal" style:family="paragraph">
      <style:paragraph-properties fo:text-align="justify" fo:line-height="150%"/>
    </style:style>
    <style:style style:name="T41" style:parent-style-name="Fonteparág.padrão" style:family="text">
      <style:text-properties style:font-name="Verdana" fo:font-weight="bold" style:font-weight-asian="bold" style:font-weight-complex="bold" fo:font-size="9pt" style:font-size-asian="9pt" style:font-size-complex="9pt"/>
    </style:style>
    <style:style style:name="T42" style:parent-style-name="Fonteparág.padrão" style:family="text">
      <style:text-properties style:font-name="Verdana" fo:font-size="9pt" style:font-size-asian="9pt" style:font-size-complex="9pt"/>
    </style:style>
    <style:style style:name="P43" style:parent-style-name="Normal" style:family="paragraph">
      <style:paragraph-properties fo:text-align="justify" fo:line-height="150%"/>
      <style:text-properties style:font-name="Verdana" fo:font-size="9pt" style:font-size-asian="9pt" style:font-size-complex="9pt"/>
    </style:style>
    <style:style style:name="P44" style:parent-style-name="Normal" style:family="paragraph">
      <style:paragraph-properties fo:text-align="justify"/>
      <style:text-properties style:font-name="Verdana" fo:font-size="11pt" style:font-size-asian="11pt" style:font-size-complex="11pt"/>
    </style:style>
    <style:style style:name="TableColumn46" style:family="table-column">
      <style:table-column-properties style:column-width="5.8076in"/>
    </style:style>
    <style:style style:name="Table45" style:family="table">
      <style:table-properties style:width="5.8076in" fo:margin-left="0.0951in" table:align="left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justify" fo:line-height="150%"/>
      <style:text-properties style:font-name="Verdana" fo:font-weight="bold" style:font-weight-asian="bold" style:font-weight-complex="bold" fo:font-size="9pt" style:font-size-asian="9pt" style:font-size-complex="9pt"/>
    </style:style>
    <style:style style:name="P50" style:parent-style-name="Normal" style:family="paragraph">
      <style:paragraph-properties fo:text-align="justify" fo:line-height="150%" fo:margin-left="0.4916in">
        <style:tab-stops/>
      </style:paragraph-properties>
      <style:text-properties style:font-name="Verdana" fo:font-size="9pt" style:font-size-asian="9pt" style:font-size-complex="9p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justify" fo:line-height="150%"/>
      <style:text-properties style:font-name="Verdana" fo:font-weight="bold" style:font-weight-asian="bold" style:font-weight-complex="bold" fo:font-size="9pt" style:font-size-asian="9pt" style:font-size-complex="9pt"/>
    </style:style>
    <style:style style:name="P54" style:parent-style-name="Normal" style:family="paragraph">
      <style:paragraph-properties fo:text-align="justify" fo:line-height="150%" fo:margin-left="0.4916in">
        <style:tab-stops/>
      </style:paragraph-properties>
      <style:text-properties style:font-name="Verdana" fo:font-size="9pt" style:font-size-asian="9pt" style:font-size-complex="9pt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justify" fo:line-height="150%"/>
      <style:text-properties style:font-name="Verdana" fo:font-weight="bold" style:font-weight-asian="bold" style:font-weight-complex="bold" fo:font-size="9pt" style:font-size-asian="9pt" style:font-size-complex="9pt"/>
    </style:style>
    <style:style style:name="P58" style:parent-style-name="Normal" style:family="paragraph">
      <style:paragraph-properties fo:text-align="justify" fo:line-height="150%" fo:margin-left="0.4916in">
        <style:tab-stops/>
      </style:paragraph-properties>
    </style:style>
    <style:style style:name="T59" style:parent-style-name="Hyperlink" style:family="text">
      <style:text-properties style:font-name="Verdana" fo:font-size="9pt" style:font-size-asian="9pt" style:font-size-complex="9pt"/>
    </style:style>
    <style:style style:name="P60" style:parent-style-name="Normal" style:family="paragraph">
      <style:paragraph-properties fo:text-align="justify" fo:line-height="150%" fo:margin-left="0.4916in">
        <style:tab-stops/>
      </style:paragraph-properties>
      <style:text-properties style:font-name="Verdana" fo:font-size="9pt" style:font-size-asian="9pt" style:font-size-complex="9pt"/>
    </style:style>
    <style:style style:name="P61" style:parent-style-name="Normal" style:family="paragraph">
      <style:paragraph-properties fo:text-align="justify" fo:line-height="150%" fo:margin-left="0.4916in">
        <style:tab-stops/>
      </style:paragraph-properties>
      <style:text-properties style:font-name="Verdana" fo:font-size="9pt" style:font-size-asian="9pt" style:font-size-complex="9pt"/>
    </style:style>
    <style:style style:name="P62" style:parent-style-name="Normal" style:family="paragraph">
      <style:paragraph-properties fo:text-align="justify" fo:line-height="150%" fo:margin-left="0.4916in">
        <style:tab-stops/>
      </style:paragraph-properties>
      <style:text-properties style:font-name="Verdana" fo:font-size="9pt" style:font-size-asian="9pt" style:font-size-complex="9pt"/>
    </style:style>
    <style:style style:name="P63" style:parent-style-name="Normal" style:family="paragraph">
      <style:paragraph-properties fo:text-align="justify" fo:line-height="150%" fo:margin-left="0.4916in">
        <style:tab-stops/>
      </style:paragraph-properties>
      <style:text-properties style:font-name="Verdana" fo:font-size="9pt" style:font-size-asian="9pt" style:font-size-complex="9pt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justify" fo:line-height="150%"/>
      <style:text-properties style:font-name="Verdana" fo:font-weight="bold" style:font-weight-asian="bold" style:font-weight-complex="bold" fo:font-size="9pt" style:font-size-asian="9pt" style:font-size-complex="9pt"/>
    </style:style>
    <style:style style:name="P67" style:parent-style-name="ParágrafodaLista" style:list-style-name="LFO1" style:family="paragraph">
      <style:paragraph-properties fo:text-align="justify" fo:line-height="150%"/>
      <style:text-properties style:font-name="Verdana" fo:font-size="9pt" style:font-size-asian="9pt" style:font-size-complex="9pt"/>
    </style:style>
    <style:style style:name="P68" style:parent-style-name="ParágrafodaLista" style:list-style-name="LFO1" style:family="paragraph">
      <style:paragraph-properties fo:text-align="justify" fo:line-height="150%"/>
      <style:text-properties style:font-name="Verdana" fo:font-size="9pt" style:font-size-asian="9pt" style:font-size-complex="9pt" fo:language="en" fo:country="US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text-align="justify" fo:line-height="150%"/>
      <style:text-properties style:font-name="Verdana" fo:font-weight="bold" style:font-weight-asian="bold" style:font-weight-complex="bold" fo:font-size="9pt" style:font-size-asian="9pt" style:font-size-complex="9pt"/>
    </style:style>
    <style:style style:name="P72" style:parent-style-name="Normal" style:family="paragraph">
      <style:paragraph-properties fo:text-align="justify" fo:line-height="150%" fo:margin-left="0.4916in">
        <style:tab-stops/>
      </style:paragraph-properties>
      <style:text-properties style:font-name="Verdana" fo:font-size="9pt" style:font-size-asian="9pt" style:font-size-complex="9pt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align="justify" fo:line-height="150%"/>
      <style:text-properties style:font-name="Verdana" fo:font-weight="bold" style:font-weight-asian="bold" style:font-weight-complex="bold" fo:font-size="9pt" style:font-size-asian="9pt" style:font-size-complex="9pt"/>
    </style:style>
    <style:style style:name="P76" style:parent-style-name="Normal" style:family="paragraph">
      <style:paragraph-properties fo:text-align="justify" fo:line-height="150%" fo:margin-left="0.4916in">
        <style:tab-stops/>
      </style:paragraph-properties>
      <style:text-properties style:font-name="Verdana" fo:font-size="9pt" style:font-size-asian="9pt" style:font-size-complex="9pt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justify" fo:line-height="150%"/>
      <style:text-properties style:font-name="Verdana" fo:font-weight="bold" style:font-weight-asian="bold" style:font-weight-complex="bold" fo:font-size="9pt" style:font-size-asian="9pt" style:font-size-complex="9pt"/>
    </style:style>
    <style:style style:name="P80" style:parent-style-name="Normal" style:family="paragraph">
      <style:paragraph-properties fo:text-align="justify" fo:line-height="150%" fo:margin-left="0.4916in">
        <style:tab-stops/>
      </style:paragraph-properties>
      <style:text-properties style:font-name="Verdana" fo:font-size="9pt" style:font-size-asian="9pt" style:font-size-complex="9pt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justify" fo:line-height="150%"/>
      <style:text-properties style:font-name="Verdana" fo:font-weight="bold" style:font-weight-asian="bold" style:font-weight-complex="bold" fo:font-size="9pt" style:font-size-asian="9pt" style:font-size-complex="9pt"/>
    </style:style>
    <style:style style:name="P84" style:parent-style-name="Normal" style:family="paragraph">
      <style:paragraph-properties fo:text-align="justify" fo:line-height="150%" fo:margin-left="0.4916in">
        <style:tab-stops/>
      </style:paragraph-properties>
      <style:text-properties style:font-name="Verdana" fo:font-size="9pt" style:font-size-asian="9pt" style:font-size-complex="9pt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justify" fo:line-height="150%"/>
      <style:text-properties style:font-name="Verdana" fo:font-weight="bold" style:font-weight-asian="bold" style:font-weight-complex="bold" fo:font-size="9pt" style:font-size-asian="9pt" style:font-size-complex="9pt"/>
    </style:style>
    <style:style style:name="P88" style:parent-style-name="Normal" style:family="paragraph">
      <style:paragraph-properties fo:text-align="justify" fo:line-height="150%" fo:margin-left="0.4916in">
        <style:tab-stops/>
      </style:paragraph-properties>
      <style:text-properties style:font-name="Verdana" fo:font-size="9pt" style:font-size-asian="9pt" style:font-size-complex="9pt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justify" fo:line-height="150%"/>
    </style:style>
    <style:style style:name="T92" style:parent-style-name="Fonteparág.padrão" style:family="text">
      <style:text-properties style:font-name="Verdana" fo:font-weight="bold" style:font-weight-asian="bold" style:font-weight-complex="bold" fo:font-size="9pt" style:font-size-asian="9pt" style:font-size-complex="9pt"/>
    </style:style>
    <style:style style:name="P93" style:parent-style-name="Normal" style:family="paragraph">
      <style:paragraph-properties fo:text-align="justify" fo:line-height="150%" fo:margin-left="0.4916in">
        <style:tab-stops/>
      </style:paragraph-properties>
      <style:text-properties style:font-name="Verdana" fo:font-size="9pt" style:font-size-asian="9pt" style:font-size-complex="9pt"/>
    </style:style>
    <style:style style:name="P94" style:parent-style-name="Normal" style:family="paragraph">
      <style:paragraph-properties fo:text-align="justify" fo:line-height="150%" fo:margin-left="0.4916in">
        <style:tab-stops/>
      </style:paragraph-properties>
    </style:style>
    <style:style style:name="T95" style:parent-style-name="Fonteparág.padrão" style:family="text">
      <style:text-properties style:font-name="Verdana" fo:font-size="9pt" style:font-size-asian="9pt" style:font-size-complex="9pt"/>
    </style:style>
    <style:style style:name="T96" style:parent-style-name="Fonteparág.padrão" style:family="text">
      <style:text-properties style:font-name="Verdana" fo:font-size="9pt" style:font-size-asian="9pt" style:font-size-complex="9pt"/>
    </style:style>
    <style:style style:name="T97" style:parent-style-name="Fonteparág.padrão" style:family="text">
      <style:text-properties style:font-name="Verdana" fo:font-size="9pt" style:font-size-asian="9pt" style:font-size-complex="9pt"/>
    </style:style>
    <style:style style:name="T98" style:parent-style-name="Fonteparág.padrão" style:family="text">
      <style:text-properties style:font-name="Verdana" fo:font-size="9pt" style:font-size-asian="9pt" style:font-size-complex="9pt"/>
    </style:style>
    <style:style style:name="T99" style:parent-style-name="Fonteparág.padrão" style:family="text">
      <style:text-properties style:font-name="Verdana" fo:font-size="9pt" style:font-size-asian="9pt" style:font-size-complex="9pt"/>
    </style:style>
    <style:style style:name="T100" style:parent-style-name="Fonteparág.padrão" style:family="text">
      <style:text-properties style:font-name="Verdana" fo:font-size="9pt" style:font-size-asian="9pt" style:font-size-complex="9pt"/>
    </style:style>
    <style:style style:name="T101" style:parent-style-name="Fonteparág.padrão" style:family="text">
      <style:text-properties style:font-name="Verdana" fo:font-size="9pt" style:font-size-asian="9pt" style:font-size-complex="9pt"/>
    </style:style>
    <style:style style:name="T102" style:parent-style-name="Fonteparág.padrão" style:family="text">
      <style:text-properties style:font-name="Verdana" fo:font-size="9pt" style:font-size-asian="9pt" style:font-size-complex="9pt"/>
    </style:style>
    <style:style style:name="T103" style:parent-style-name="Fonteparág.padrão" style:family="text">
      <style:text-properties style:font-name="Verdana" fo:font-size="9pt" style:font-size-asian="9pt" style:font-size-complex="9pt"/>
    </style:style>
    <style:style style:name="T104" style:parent-style-name="Fonteparág.padrão" style:family="text">
      <style:text-properties style:font-name="Verdana" fo:font-size="9pt" style:font-size-asian="9pt" style:font-size-complex="9pt"/>
    </style:style>
    <style:style style:name="T105" style:parent-style-name="Fonteparág.padrão" style:family="text">
      <style:text-properties style:font-name="Verdana" fo:font-size="9pt" style:font-size-asian="9pt" style:font-size-complex="9pt"/>
    </style:style>
    <style:style style:name="T106" style:parent-style-name="Fonteparág.padrão" style:family="text">
      <style:text-properties style:font-name="Verdana" fo:font-size="9pt" style:font-size-asian="9pt" style:font-size-complex="9pt"/>
    </style:style>
    <style:style style:name="P107" style:parent-style-name="Normal" style:family="paragraph">
      <style:paragraph-properties fo:text-align="justify" fo:line-height="150%" fo:margin-left="0.4916in">
        <style:tab-stops/>
      </style:paragraph-properties>
      <style:text-properties style:font-name="Verdana" fo:font-size="9pt" style:font-size-asian="9pt" style:font-size-complex="9pt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justify" fo:line-height="150%"/>
      <style:text-properties style:font-name="Verdana" fo:font-weight="bold" style:font-weight-asian="bold" style:font-weight-complex="bold" fo:font-size="9pt" style:font-size-asian="9pt" style:font-size-complex="9pt"/>
    </style:style>
    <style:style style:name="P111" style:parent-style-name="Normal" style:family="paragraph">
      <style:paragraph-properties fo:text-align="justify" fo:line-height="150%"/>
      <style:text-properties style:font-name="Verdana" fo:font-weight="bold" style:font-weight-asian="bold" style:font-weight-complex="bold" fo:font-size="9pt" style:font-size-asian="9pt" style:font-size-complex="9pt"/>
    </style:style>
    <style:style style:name="P112" style:parent-style-name="Normal" style:family="paragraph">
      <style:paragraph-properties fo:text-align="justify" fo:line-height="150%" fo:margin-left="0.4916in">
        <style:tab-stops/>
      </style:paragraph-properties>
      <style:text-properties style:font-name="Verdana" fo:font-size="9pt" style:font-size-asian="9pt" style:font-size-complex="9pt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justify" fo:line-height="150%"/>
      <style:text-properties style:font-name="Verdana" fo:font-weight="bold" style:font-weight-asian="bold" style:font-weight-complex="bold" fo:font-size="9pt" style:font-size-asian="9pt" style:font-size-complex="9pt"/>
    </style:style>
    <style:style style:name="P116" style:parent-style-name="Normal" style:family="paragraph">
      <style:paragraph-properties fo:text-align="justify" fo:line-height="150%" fo:margin-left="0.4916in">
        <style:tab-stops/>
      </style:paragraph-properties>
      <style:text-properties style:font-name="Verdana" fo:font-size="9pt" style:font-size-asian="9pt" style:font-size-complex="9pt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justify" fo:line-height="150%"/>
      <style:text-properties style:font-name="Verdana" fo:font-weight="bold" style:font-weight-asian="bold" style:font-weight-complex="bold" fo:font-size="9pt" style:font-size-asian="9pt" style:font-size-complex="9pt"/>
    </style:style>
    <style:style style:name="P120" style:parent-style-name="Normal" style:family="paragraph">
      <style:paragraph-properties fo:text-align="justify" fo:line-height="150%" fo:margin-left="0.4916in">
        <style:tab-stops/>
      </style:paragraph-properties>
      <style:text-properties style:font-name="Verdana" fo:font-size="9pt" style:font-size-asian="9pt" style:font-size-complex="9pt"/>
    </style:style>
    <style:style style:name="P121" style:parent-style-name="Normal" style:family="paragraph">
      <style:paragraph-properties fo:text-align="justify"/>
      <style:text-properties style:font-name="Verdana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22" style:parent-style-name="Normal" style:family="paragraph">
      <style:paragraph-properties fo:text-align="justify"/>
      <style:text-properties style:font-name="Verdana" fo:font-weight="bold" style:font-weight-asian="bold" style:font-weight-complex="bold" fo:font-size="10pt" style:font-size-asian="10pt" style:font-size-complex="10pt"/>
    </style:style>
    <style:style style:name="P123" style:parent-style-name="Normal" style:family="paragraph">
      <style:paragraph-properties fo:text-align="justify"/>
      <style:text-properties style:font-name="Verdana" fo:font-weight="bold" style:font-weight-asian="bold" style:font-weight-complex="bold" fo:font-size="10pt" style:font-size-asian="10pt" style:font-size-complex="10pt"/>
    </style:style>
    <style:style style:name="P124" style:parent-style-name="Normal" style:family="paragraph">
      <style:paragraph-properties fo:text-align="justify"/>
      <style:text-properties style:font-name="Verdana" fo:font-weight="bold" style:font-weight-asian="bold" style:font-weight-complex="bold" fo:font-size="10pt" style:font-size-asian="10pt" style:font-size-complex="10pt"/>
    </style:style>
    <style:style style:name="P125" style:parent-style-name="Normal" style:family="paragraph">
      <style:paragraph-properties fo:text-align="justify"/>
      <style:text-properties style:font-name="Verdana" fo:font-weight="bold" style:font-weight-asian="bold" style:font-weight-complex="bold" fo:font-size="10pt" style:font-size-asian="10pt" style:font-size-complex="10pt"/>
    </style:style>
    <style:style style:name="P126" style:parent-style-name="Normal" style:family="paragraph">
      <style:paragraph-properties fo:text-align="justify"/>
      <style:text-properties style:font-name="Verdana" fo:font-weight="bold" style:font-weight-asian="bold" style:font-weight-complex="bold" fo:font-size="10pt" style:font-size-asian="10pt" style:font-size-complex="10pt"/>
    </style:style>
    <style:style style:name="P127" style:parent-style-name="Normal" style:family="paragraph">
      <style:paragraph-properties fo:text-align="justify"/>
      <style:text-properties style:font-name="Verdana" fo:font-weight="bold" style:font-weight-asian="bold" style:font-weight-complex="bold" fo:font-size="10pt" style:font-size-asian="10pt" style:font-size-complex="10pt"/>
    </style:style>
    <style:style style:name="P128" style:parent-style-name="Normal" style:family="paragraph">
      <style:paragraph-properties fo:text-align="justify"/>
      <style:text-properties style:font-name="Verdana" fo:font-size="10pt" style:font-size-asian="10pt" style:font-size-complex="10pt"/>
    </style:style>
    <style:style style:name="P129" style:parent-style-name="ParágrafodaLista" style:list-style-name="LFO2" style:family="paragraph">
      <style:paragraph-properties fo:text-align="justify"/>
      <style:text-properties style:font-name="Verdana" fo:font-size="10pt" style:font-size-asian="10pt" style:font-size-complex="10pt"/>
    </style:style>
    <style:style style:name="P130" style:parent-style-name="ParágrafodaLista" style:list-style-name="LFO2" style:family="paragraph">
      <style:paragraph-properties fo:text-align="justify"/>
    </style:style>
    <style:style style:name="T131" style:parent-style-name="Fonteparág.padrão" style:family="text">
      <style:text-properties style:font-name="Verdana" fo:font-size="10pt" style:font-size-asian="10pt" style:font-size-complex="10pt"/>
    </style:style>
    <style:style style:name="T132" style:parent-style-name="Fonteparág.padrão" style:family="text">
      <style:text-properties style:font-name="Verdana" fo:font-size="10pt" style:font-size-asian="10pt" style:font-size-complex="10pt"/>
    </style:style>
    <style:style style:name="T133" style:parent-style-name="Fonteparág.padrão" style:family="text">
      <style:text-properties style:font-name="Verdana" fo:font-size="10pt" style:font-size-asian="10pt" style:font-size-complex="10pt"/>
    </style:style>
    <style:style style:name="P134" style:parent-style-name="ParágrafodaLista" style:list-style-name="LFO2" style:family="paragraph">
      <style:paragraph-properties fo:text-align="justify"/>
    </style:style>
    <style:style style:name="T135" style:parent-style-name="Fonteparág.padrão" style:family="text">
      <style:text-properties style:font-name="Verdana" fo:font-size="10pt" style:font-size-asian="10pt" style:font-size-complex="10pt"/>
    </style:style>
    <style:style style:name="T136" style:parent-style-name="Fonteparág.padrão" style:family="text">
      <style:text-properties style:font-name="Verdana" fo:font-size="10pt" style:font-size-asian="10pt" style:font-size-complex="10pt"/>
    </style:style>
    <style:style style:name="T137" style:parent-style-name="Fonteparág.padrão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138" style:parent-style-name="Fonteparág.padrão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139" style:parent-style-name="Fonteparág.padrão" style:family="text">
      <style:text-properties style:font-name="Verdana" fo:font-size="10pt" style:font-size-asian="10pt" style:font-size-complex="10pt"/>
    </style:style>
    <style:style style:name="T140" style:parent-style-name="Fonteparág.padrão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141" style:parent-style-name="Fonteparág.padrão" style:family="text">
      <style:text-properties style:font-name="Verdana" fo:font-size="10pt" style:font-size-asian="10pt" style:font-size-complex="10pt"/>
    </style:style>
    <style:style style:name="T142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143" style:parent-style-name="Fonteparág.padrão" style:family="text">
      <style:text-properties style:font-name="Verdana" fo:font-size="10pt" style:font-size-asian="10pt" style:font-size-complex="10pt"/>
    </style:style>
    <style:style style:name="T144" style:parent-style-name="Fonteparág.padrão" style:family="text">
      <style:text-properties style:font-name="Verdana" fo:font-size="10pt" style:font-size-asian="10pt" style:font-size-complex="10pt"/>
    </style:style>
    <style:style style:name="P145" style:parent-style-name="ParágrafodaLista" style:list-style-name="LFO2" style:family="paragraph">
      <style:paragraph-properties fo:text-align="justify"/>
      <style:text-properties style:font-name="Verdana" fo:font-size="10pt" style:font-size-asian="10pt" style:font-size-complex="10pt"/>
    </style:style>
    <style:style style:name="P146" style:parent-style-name="Normal" style:family="paragraph">
      <style:paragraph-properties fo:text-align="justify" fo:margin-left="0.25in">
        <style:tab-stops/>
      </style:paragraph-properties>
      <style:text-properties style:font-name="Verdana" fo:font-size="10pt" style:font-size-asian="10pt" style:font-size-complex="10pt"/>
    </style:style>
    <style:style style:name="P147" style:parent-style-name="ParágrafodaLista" style:list-style-name="LFO5" style:family="paragraph">
      <style:paragraph-properties fo:text-align="justify"/>
      <style:text-properties style:font-name="Verdana" fo:font-size="10pt" style:font-size-asian="10pt" style:font-size-complex="10pt"/>
    </style:style>
    <style:style style:name="P148" style:parent-style-name="ParágrafodaLista" style:list-style-name="LFO2" style:family="paragraph">
      <style:paragraph-properties fo:text-align="justify"/>
      <style:text-properties style:font-name="Verdana" fo:font-size="10pt" style:font-size-asian="10pt" style:font-size-complex="10pt"/>
    </style:style>
    <style:style style:name="P149" style:parent-style-name="ParágrafodaLista" style:list-style-name="LFO2" style:family="paragraph">
      <style:paragraph-properties fo:text-align="justify"/>
      <style:text-properties style:font-name="Verdana" fo:font-size="10pt" style:font-size-asian="10pt" style:font-size-complex="10pt"/>
    </style:style>
    <style:style style:name="P150" style:parent-style-name="ParágrafodaLista" style:list-style-name="LFO2" style:family="paragraph">
      <style:paragraph-properties fo:text-align="justify"/>
      <style:text-properties style:font-name="Verdana" fo:font-size="10pt" style:font-size-asian="10pt" style:font-size-complex="10pt"/>
    </style:style>
    <style:style style:name="P151" style:parent-style-name="Normal" style:family="paragraph">
      <style:paragraph-properties fo:text-align="justify" fo:margin-left="0.5in">
        <style:tab-stops/>
      </style:paragraph-properties>
      <style:text-properties style:font-name="Verdana" fo:font-size="10pt" style:font-size-asian="10pt" style:font-size-complex="10pt"/>
    </style:style>
    <style:style style:name="P152" style:parent-style-name="ParágrafodaLista" style:list-style-name="LFO2" style:family="paragraph">
      <style:paragraph-properties fo:text-align="justify"/>
      <style:text-properties style:font-name="Verdana" fo:font-size="10pt" style:font-size-asian="10pt" style:font-size-complex="10pt"/>
    </style:style>
    <style:style style:name="P153" style:parent-style-name="ParágrafodaLista" style:list-style-name="LFO2" style:family="paragraph">
      <style:paragraph-properties fo:text-align="justify"/>
      <style:text-properties style:font-name="Verdana" fo:font-size="10pt" style:font-size-asian="10pt" style:font-size-complex="10pt"/>
    </style:style>
    <style:style style:name="P154" style:parent-style-name="ParágrafodaLista" style:list-style-name="LFO2" style:family="paragraph">
      <style:paragraph-properties fo:text-align="justify"/>
      <style:text-properties style:font-name="Verdana" fo:font-size="10pt" style:font-size-asian="10pt" style:font-size-complex="10pt"/>
    </style:style>
    <style:style style:name="P155" style:parent-style-name="ParágrafodaLista" style:list-style-name="LFO2" style:family="paragraph">
      <style:paragraph-properties fo:text-align="justify"/>
      <style:text-properties style:font-name="Verdana" fo:font-size="10pt" style:font-size-asian="10pt" style:font-size-complex="10pt"/>
    </style:style>
    <style:style style:name="P156" style:parent-style-name="ParágrafodaLista" style:list-style-name="LFO2" style:family="paragraph">
      <style:paragraph-properties fo:text-align="justify"/>
      <style:text-properties style:font-name="Verdana" fo:font-size="10pt" style:font-size-asian="10pt" style:font-size-complex="10pt"/>
    </style:style>
    <style:style style:name="P157" style:parent-style-name="Normal" style:family="paragraph">
      <style:paragraph-properties fo:text-align="justify"/>
      <style:text-properties style:font-name="Verdana" fo:font-weight="bold" style:font-weight-asian="bold" style:font-weight-complex="bold" fo:font-size="10pt" style:font-size-asian="10pt" style:font-size-complex="10pt"/>
    </style:style>
    <style:style style:name="P158" style:parent-style-name="Normal" style:family="paragraph">
      <style:paragraph-properties fo:text-align="justify"/>
      <style:text-properties style:font-name="Verdana" fo:font-weight="bold" style:font-weight-asian="bold" style:font-weight-complex="bold" fo:font-size="10pt" style:font-size-asian="10pt" style:font-size-complex="10pt"/>
    </style:style>
    <style:style style:name="P159" style:parent-style-name="Normal" style:family="paragraph">
      <style:paragraph-properties fo:text-align="justify"/>
      <style:text-properties style:font-name="Verdana" fo:font-size="10pt" style:font-size-asian="10pt" style:font-size-complex="10pt"/>
    </style:style>
    <style:style style:name="P160" style:parent-style-name="Normal" style:family="paragraph">
      <style:paragraph-properties fo:text-align="justify" fo:margin-left="0.2416in">
        <style:tab-stops/>
      </style:paragraph-properties>
      <style:text-properties style:font-name="Verdana" fo:font-size="11pt" style:font-size-asian="11pt" style:font-size-complex="11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 table:number-columns-spanned="4">
            <text:p text:style-name="P8"><text:span text:style-name="T14">TIPO DE DOCUMENTO:</text:span></text:p>
            <text:p text:style-name="P15"><text:span text:style-name="T16">Documentação de rotina de processamento</text:span></text:p>
          </table:table-cell>
          <table:covered-table-cell/>
          <table:covered-table-cell/>
          <table:covered-table-cell/>
        </table:table-row>
        <table:table-row table:style-name="TableRow17">
          <table:table-cell table:style-name="TableCell18" table:number-columns-spanned="2">
            <text:p text:style-name="P19"><text:span text:style-name="T20">Elaborado por:<text:s/></text:span></text:p>
            <text:p text:style-name="P21">Anderson Oliveira<text:s/></text:p>
          </table:table-cell>
          <table:covered-table-cell/>
          <table:table-cell table:style-name="TableCell22" table:number-columns-spanned="2">
            <text:p text:style-name="P23"><text:span text:style-name="T24">Aprovado por:<text:s/></text:span></text:p>
            <text:p text:style-name="P25">Andrea Marcelino</text:p>
          </table:table-cell>
          <table:covered-table-cell/>
        </table:table-row>
        <table:table-row table:style-name="TableRow26">
          <table:table-cell table:style-name="TableCell27" table:number-columns-spanned="4">
            <text:p text:style-name="P28"><text:span text:style-name="T29">Áreas envolvidas:<text:s/></text:span><text:span text:style-name="T30"><text:line-break/></text:span><text:span text:style-name="T31">Tech &amp; Inovação</text:span></text:p>
          </table:table-cell>
          <table:covered-table-cell/>
          <table:covered-table-cell/>
          <table:covered-table-cell/>
        </table:table-row>
        <table:table-row table:style-name="TableRow32">
          <table:table-cell table:style-name="TableCell33">
            <text:p text:style-name="P34">Data criação:<text:s/></text:p>
            <text:p text:style-name="P35">04/2026</text:p>
          </table:table-cell>
          <table:table-cell table:style-name="TableCell36" table:number-columns-spanned="2">
            <text:p text:style-name="P37">Última manutenção:<text:s/></text:p>
            <text:p text:style-name="P38">04/2026</text:p>
          </table:table-cell>
          <table:covered-table-cell/>
          <table:table-cell table:style-name="TableCell39">
            <text:p text:style-name="P40"><text:span text:style-name="T41">Status:</text:span><text:span text:style-name="T42"><text:s/></text:span></text:p>
            <text:p text:style-name="P43">Ativa</text:p>
          </table:table-cell>
        </table:table-row>
      </table:table>
      <text:p text:style-name="P44"/>
      <table:table table:style-name="Table45">
        <table:table-columns>
          <table:table-column table:style-name="TableColumn46"/>
        </table:table-columns>
        <table:table-row table:style-name="TableRow47">
          <table:table-cell table:style-name="TableCell48">
            <text:p text:style-name="P49">Nome da Rotina:<text:s/></text:p>
            <text:p text:style-name="P50">Rotina<text:s/>dados Interpol</text:p>
          </table:table-cell>
        </table:table-row>
        <table:table-row table:style-name="TableRow51">
          <table:table-cell table:style-name="TableCell52">
            <text:p text:style-name="P53">Fonte de dados:</text:p>
            <text:p text:style-name="P54">Interpol</text:p>
          </table:table-cell>
        </table:table-row>
        <table:table-row table:style-name="TableRow55">
          <table:table-cell table:style-name="TableCell56">
            <text:p text:style-name="P57">URL da fonte:</text:p>
            <text:p text:style-name="P58"><text:a xlink:href="https://www.interpol.int/How-we-work/Notices/Red-Notices/View-Red-Notices#" office:target-frame-name="_top" xlink:show="replace"><text:span text:style-name="T59">https://www.interpol.int/How-we-work/Notices/Red-Notices/View-Red-Notices#</text:span></text:a></text:p>
            <text:p text:style-name="P60">https://ws-public.interpol.int/notices/v1/red</text:p>
            <text:p text:style-name="P61">https://ws-public.interpol.int/notices/v1/red?nationality</text:p>
            <text:p text:style-name="P62">https://ws-public.interpol.int/notices/v1/red?&amp;forename</text:p>
            <text:p text:style-name="P63"/>
          </table:table-cell>
        </table:table-row>
        <table:table-row table:style-name="TableRow64">
          <table:table-cell table:style-name="TableCell65">
            <text:p text:style-name="P66">Tabelas alimentadas:</text:p>
            <text:list text:style-name="LFO1" text:continue-numbering="true">
              <text:list-item>
                <text:p text:style-name="P67">AuCom.Com<text:s/>–<text:s/>Schema – “public” / Tabela – “interpol_dados”</text:p>
              </text:list-item>
              <text:list-item>
                <text:p text:style-name="P68">AuCom.Rec - Schema-<text:s/>“fontes_download” / Tabela - “interpol_download”</text:p>
              </text:list-item>
            </text:list>
          </table:table-cell>
        </table:table-row>
        <table:table-row table:style-name="TableRow69">
          <table:table-cell table:style-name="TableCell70">
            <text:p text:style-name="P71">Plug-ins de consumo:</text:p>
            <text:p text:style-name="P72">6015</text:p>
          </table:table-cell>
        </table:table-row>
        <table:table-row table:style-name="TableRow73">
          <table:table-cell table:style-name="TableCell74">
            <text:p text:style-name="P75">Servidor de execução:</text:p>
            <text:p text:style-name="P76">10.115.3.23 (proc03)</text:p>
          </table:table-cell>
        </table:table-row>
        <table:table-row table:style-name="TableRow77">
          <table:table-cell table:style-name="TableCell78">
            <text:p text:style-name="P79">Diretório de execução:</text:p>
            <text:p text:style-name="P80">/usr/bas/rotinas_processamento/rotina_interpol</text:p>
          </table:table-cell>
        </table:table-row>
        <table:table-row table:style-name="TableRow81">
          <table:table-cell table:style-name="TableCell82">
            <text:p text:style-name="P83">Comando de execução:</text:p>
            <text:p text:style-name="P84">.venv/bin/python<text:s/>interpol_initil.py<text:s/>(ambiente virtual)</text:p>
          </table:table-cell>
        </table:table-row>
        <table:table-row table:style-name="TableRow85">
          <table:table-cell table:style-name="TableCell86">
            <text:p text:style-name="P87">Tipo de execução:</text:p>
            <text:p text:style-name="P88">Automática / Manual</text:p>
          </table:table-cell>
        </table:table-row>
        <table:table-row table:style-name="TableRow89">
          <table:table-cell table:style-name="TableCell90">
            <text:p text:style-name="P91"><text:span text:style-name="T92">Linha do Crontab:</text:span></text:p>
            <text:p text:style-name="P93">0 23 2 * *<text:s/></text:p>
            <text:p text:style-name="P94"><text:span text:style-name="T95">/usr/bas/rotinas_processamento/</text:span><text:span text:style-name="T96">rotina_</text:span><text:span text:style-name="T97">interpol</text:span><text:span text:style-name="T98">/</text:span>.<text:span text:style-name="T99">venv/bin/python</text:span><text:span text:style-name="T100"><text:s/></text:span><text:span text:style-name="T101">/usr/bas/rotinas_processamento/</text:span><text:span text:style-name="T102">rotina_</text:span><text:span text:style-name="T103">interpol</text:span><text:span text:style-name="T104">/interpol_initil</text:span><text:span text:style-name="T105">.py</text:span><text:span text:style-name="T106"><text:s/></text:span></text:p>
            <text:p text:style-name="P107">&gt; /usr/bas/rotinas_processamento/rotina_interpol//log.txt &amp;</text:p>
          </table:table-cell>
        </table:table-row>
        <table:table-row table:style-name="TableRow108">
          <table:table-cell table:style-name="TableCell109">
            <text:p text:style-name="P110">Periodicidade:</text:p>
            <text:p text:style-name="P111"><text:s text:c="3"/>SEMANAL</text:p>
            <text:p text:style-name="P112"/>
          </table:table-cell>
        </table:table-row>
        <text:soft-page-break/>
        <table:table-row table:style-name="TableRow113">
          <table:table-cell table:style-name="TableCell114">
            <text:p text:style-name="P115">Linguagem:</text:p>
            <text:p text:style-name="P116">Python<text:s/></text:p>
          </table:table-cell>
        </table:table-row>
        <table:table-row table:style-name="TableRow117">
          <table:table-cell table:style-name="TableCell118">
            <text:p text:style-name="P119">Complexidade do fluxo:</text:p>
            <text:p text:style-name="P120">Média</text:p>
          </table:table-cell>
        </table:table-row>
      </table:table>
      <text:p text:style-name="P121"/>
      <text:p text:style-name="P122"/>
      <text:p text:style-name="P123"/>
      <text:p text:style-name="P124"/>
      <text:p text:style-name="P125"/>
      <text:p text:style-name="P126"/>
      <text:p text:style-name="P127">Descreva abaixo o fluxo macro da rotina:</text:p>
      <text:p text:style-name="P128"/>
      <text:list text:style-name="LFO2" text:continue-numbering="true">
        <text:list-item>
          <text:p text:style-name="P129">Faz um Request na url da interpol.</text:p>
        </text:list-item>
        <text:list-item>
          <text:p text:style-name="P130"><text:span text:style-name="T131">Registra download e processamento na tabela fontes_download.</text:span><text:s/><text:span text:style-name="T132">interpol_download</text:span><text:span text:style-name="T133">.</text:span></text:p>
        </text:list-item>
        <text:list-item>
          <text:p text:style-name="P134"><text:span text:style-name="T135">Projeto inicia fazendo um get na url montando a url com os parâmetros de nacionalidade junto com as siglas dos países onde ele faz a busca dos dados por países pasta dentro do projeto (Arquivos/countries.json) monta a url<text:s/></text:span><text:span text:style-name="T136">(?nationality=AR&amp;resultPerPage={</text:span><text:span text:style-name="T137">16</text:span><text:span text:style-name="T138">0</text:span><text:span text:style-name="T139">}&amp;page={</text:span><text:span text:style-name="T140">1</text:span><text:span text:style-name="T141">})</text:span><text:span text:style-name="T142">INFORMÇÃO IMPORTANTE</text:span><text:span text:style-name="T143"><text:s/>: cada retorno da api e limitado a 160 registro, por mais que force com números de registro a mais exemplo “172” fonte limita ao retorno a 160</text:span><text:span text:style-name="T144">.</text:span></text:p>
        </text:list-item>
        <text:list-item>
          <text:p text:style-name="P145">Para cada chamada no país ele retorna dados simples, e retornado um link dentro da primeira chamada exemplo:</text:p>
        </text:list-item>
      </text:list>
      <text:p text:style-name="P146"/>
      <text:list text:style-name="LFO5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47"><text:s text:c="2"/>https:public.interpol.int/notice/v1/red/1994-28940 e feito uma chamada em cada um para pegar os dados completos junto com crimes linguagens faladas<text:s/>etc..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FO2" text:continue-numbering="true">
        <text:list-item>
          <text:p text:style-name="P148"><text:s/>Com o retorno de ambos<text:s/>e feito o processo para verifica pelo se já existe pelo id da<text:s/>Interpol<text:s/>se não existir verifica por nome, se não existir ele insere, caso já exista na base ele faz uma atualização sentando que está ativo e atualizando nacionalidade, foto, pais procurada data atualização do dado.<text:s/></text:p>
        </text:list-item>
        <text:list-item>
          <text:p text:style-name="P149">Depois do processo concluído e enviando um e-mail informando o sucesso, caso tenha um erro ele dispara um e-mail com erro.</text:p>
        </text:list-item>
        <text:list-item>
          <text:p text:style-name="P150">Próxima etapa faz uma busca para nome, fazendo um SELECT no banco pegando uma lista<text:s/>de nome randômicos separando um as primeira 3 letras removendo duplicadas para fazer um get na url<text:s/>v1/red?&amp;forename={”SUE”}</text:p>
        </text:list-item>
      </text:list>
      <text:p text:style-name="P151">Assim tem uma gama de busca na api, trazendo o resultado faz a mesmo processo por nomes de países, verificando se existe atualiza e o que já tem na base, o que não tem ele insere e notifica por e-mail do processo finalizado, caso tenha erros notifica por e-mail.</text:p>
      <text:list text:style-name="LFO2" text:continue-numbering="true">
        <text:list-item>
          <text:p text:style-name="P152">Próximo passo, faz a busca para<text:s/>pelo os ids que não foram atualizados (nos processos anteriores) para verificar se está ativo na Interpol, verificar e seta a data de atualização e muda para desativado (muda a coluna como false)</text:p>
        </text:list-item>
        <text:list-item>
          <text:p text:style-name="P153">Último passo, pega os dados das pessoas que são nacionalidade do Brasil, para realizar o macth name na base da proScore.</text:p>
        </text:list-item>
        <text:list-item>
          <text:p text:style-name="P154">Envia e-mail de informação de processamento. (tisuporte@proscore.com.br)</text:p>
        </text:list-item>
        <text:list-item>
          <text:p text:style-name="P155">Em caso de erro, é enviado um e-mail com a exception da ocorrência no processamento. (tisuporte@proscore.com.br)</text:p>
        </text:list-item>
        <text:list-item>
          <text:p text:style-name="P156"/>
        </text:list-item>
      </text:list>
      <text:p text:style-name="P157"/>
      <text:soft-page-break/>
      <text:p text:style-name="P158">Descreva abaixo informações relevantes que devem ser considerados na manutenção da rotina:</text:p>
      <text:p text:style-name="P159"/>
      <text:p text:style-name="P1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1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/>
      <style:text-properties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/>
      <style:text-properties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/>
      <style:text-properties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/>
      <style:text-properties fo:color="#272727" fo:hyphenate="false"/>
    </style: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pt" style:country-asian="BR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har" style:display-name="Título 2 Char" style:family="text" style:parent-style-name="Fonteparág.padrã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har" style:display-name="Título 3 Char" style:family="text" style:parent-style-name="Fonteparág.padrão">
      <style:text-properties style:font-name-asian="Times New Roman" style:font-name-complex="Times New Roman" fo:color="#0F4761" fo:font-size="14pt" style:font-size-asian="14pt" style:font-size-complex="14pt"/>
    </style:style>
    <style:style style:name="Título4Char" style:display-name="Título 4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har" style:display-name="Título 5 Char" style:family="text" style:parent-style-name="Fonteparág.padrão">
      <style:text-properties style:font-name-asian="Times New Roman" style:font-name-complex="Times New Roman" fo:color="#0F4761"/>
    </style:style>
    <style:style style:name="Título6Char" style:display-name="Título 6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har" style:display-name="Título 7 Char" style:family="text" style:parent-style-name="Fonteparág.padrão">
      <style:text-properties style:font-name-asian="Times New Roman" style:font-name-complex="Times New Roman" fo:color="#595959"/>
    </style:style>
    <style:style style:name="Título8Char" style:display-name="Título 8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har" style:display-name="Título 9 Char" style:family="text" style:parent-style-name="Fonteparág.padrã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/>
      <style:text-properties style:font-name="Aptos Display" fo:letter-spacing="-0.0069in" style:letter-kerning="true" fo:font-size="28pt" style:font-size-asian="28pt" style:font-size-complex="28pt" fo:hyphenate="false"/>
    </style:style>
    <style:style style:name="TítuloChar" style:display-name="Título Char" style:family="text" style:parent-style-name="Fonteparág.padrã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fo:color="#595959" fo:letter-spacing="0.0104in" fo:font-size="14pt" style:font-size-asian="14pt" style:font-size-complex="14pt" fo:hyphenate="false"/>
    </style:style>
    <style:style style:name="SubtítuloChar" style:display-name="Subtítulo Char" style:family="text" style:parent-style-name="Fonteparág.padrã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Fonteparág.padrã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har" style:display-name="Citação Intensa Char" style:family="text" style:parent-style-name="Fonteparág.padrã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0F4761" fo:letter-spacing="0.0034in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2pt" style:font-size-asian="12pt" style:font-size-complex="12pt" style:language-asian="pt" style:country-asian="BR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2pt" style:font-size-asian="12pt" style:font-size-complex="12pt" style:language-asian="pt" style:country-asian="BR"/>
    </style:style>
    <style:style style:name="Hyperlink" style:display-name="Hyper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Default" style:display-name="Default" style:family="paragraph">
      <style:paragraph-properties style:text-autospace="none" fo:margin-bottom="0in" fo:line-height="100%"/>
      <style:text-properties style:font-name="Calibri" style:font-name-asian="Times New Roman" style:font-name-complex="Calibri" fo:color="#000000" style:letter-kerning="false" fo:font-size="12pt" style:font-size-asian="12pt" style:font-size-complex="12pt" style:language-asian="pt" style:country-asian="BR" fo:hyphenate="false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list-format-name="NLF1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list-format-name="NLF1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list-format-name="NLF1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list-format-name="NLF1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list-format-name="NLF1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)</number:text>
      <number:num-list-label text:level="2"/>
      <number:text>%2%)</number:text>
      <number:num-list-label text:level="3"/>
      <number:text>%3%)</number:text>
      <number:num-list-label text:level="4"/>
      <number:text>(%4%)</number:text>
      <number:num-list-label text:level="5"/>
      <number:text>(%5%)</number:text>
      <number:num-list-label text:level="6"/>
      <number:text>(%6%)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16in" fo:margin-left="1.1812in" fo:margin-bottom="0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984in"/>
      </style:footer-style>
    </style:page-layout>
    <style:style style:name="P9" style:parent-style-name="Rodapé" style:family="paragraph">
      <style:paragraph-properties fo:text-align="center" fo:margin-left="-0.1972in">
        <style:tab-stops>
          <style:tab-stop style:type="center" style:position="3.15in"/>
          <style:tab-stop style:type="right" style:position="6.1027in"/>
        </style:tab-stops>
      </style:paragraph-properties>
      <style:text-properties style:font-name="Verdana" fo:font-size="10pt" style:font-size-asian="10pt" style:font-size-complex="10pt"/>
    </style:style>
    <style:style style:name="P10" style:parent-style-name="Rodapé" style:family="paragraph">
      <style:paragraph-properties fo:text-align="center" fo:margin-left="-0.1972in">
        <style:tab-stops>
          <style:tab-stop style:type="center" style:position="3.15in"/>
          <style:tab-stop style:type="right" style:position="6.1027in"/>
        </style:tab-stops>
      </style:paragraph-properties>
    </style:style>
    <style:style style:name="P11" style:parent-style-name="Normal" style:family="paragraph">
      <style:paragraph-properties fo:text-align="center" fo:margin-top="0.0062in" fo:margin-left="0.0138in">
        <style:tab-stops/>
      </style:paragraph-properties>
    </style:style>
    <style:style style:name="P12" style:parent-style-name="Rodapé" style:family="paragraph">
      <style:paragraph-properties fo:text-align="end">
        <style:tab-stops>
          <style:tab-stop style:type="center" style:position="2.9527in"/>
        </style:tab-stops>
      </style:paragraph-properties>
    </style:style>
    <style:style style:name="T13" style:parent-style-name="Fonteparág.padrão" style:family="text">
      <style:text-properties style:font-name="Verdana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Cabeçalho"><draw:frame draw:style-name="a0" draw:name="Imagem 1945724798" text:anchor-type="as-char" svg:x="0in" svg:y="0in" svg:width="1.625in" svg:height="0.79167in" style:rel-width="scale" style:rel-height="scale"><draw:image xlink:href="media/image1.jpeg" xlink:type="simple" xlink:show="embed" xlink:actuate="onLoad"/><svg:title/><svg:desc>Desenho de um círculo

Descrição gerada automaticamente com confiança média</svg:desc></draw:frame></text:p>
        <text:p text:style-name="Cabeçalho"/>
      </style:header>
      <style:footer>
        <text:p text:style-name="P9"><text:s text:c="60"/></text:p>
        <text:p text:style-name="P10"><draw:frame draw:z-index="251659264" draw:id="id0" draw:style-name="a1" draw:name="Caixa de Texto 1" text:anchor-type="paragraph" svg:x="3.04583in" svg:y="11.19931in" svg:width="2.17778in" svg:height="0.27639in" style:rel-width="scale" style:rel-height="scale"><draw:text-box><text:p text:style-name="P11"><text:a xlink:href="http://www.proscore.com.br/" office:target-frame-name="_top" xlink:show="replace">www.proscore.com.br</text:a></text:p></draw:text-box><svg:title/><svg:desc/></draw:frame></text:p>
        <text:p text:style-name="P12"><text:span text:style-name="T13"><text:s text:c="4"/></text:span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dre Davi</meta:initial-creator>
    <dc:creator>Anderson Oliveira</dc:creator>
    <meta:creation-date>2026-04-15T15:15:00Z</meta:creation-date>
    <dc:date>2026-04-15T15:23:00Z</dc:date>
    <meta:print-date>2026-03-18T17:43:00Z</meta:print-date>
    <meta:template xlink:href="Normal" xlink:type="simple"/>
    <meta:editing-cycles>3</meta:editing-cycles>
    <meta:editing-duration>PT540S</meta:editing-duration>
    <meta:document-statistic meta:page-count="3" meta:paragraph-count="7" meta:word-count="583" meta:character-count="3729" meta:row-count="26" meta:non-whitespace-character-count="3153"/>
  </office:meta>
</office:document-meta>
</file>